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28cm" fo:min-width="2.295cm"/>
      <style:paragraph-properties style:writing-mode="lr-tb"/>
    </style:style>
    <style:style style:name="gr2" style:family="graphic" style:parent-style-name="standard">
      <style:graphic-properties svg:stroke-color="#8d281e" draw:textarea-horizontal-align="justify" draw:textarea-vertical-align="middle" draw:auto-grow-height="false" fo:min-height="1.584cm" fo:min-width="1.969cm"/>
      <style:paragraph-properties style:writing-mode="lr-tb"/>
    </style:style>
    <style:style style:name="gr3" style:family="graphic" style:parent-style-name="standard">
      <style:graphic-properties svg:stroke-color="#8d281e" draw:textarea-horizontal-align="justify" draw:textarea-vertical-align="middle" draw:auto-grow-height="false" fo:min-height="1.148cm" fo:min-width="1.51cm"/>
      <style:paragraph-properties style:writing-mode="lr-tb"/>
    </style:style>
    <style:style style:name="gr4" style:family="graphic" style:parent-style-name="standard">
      <style:graphic-properties svg:stroke-color="#8d281e" draw:textarea-horizontal-align="justify" draw:textarea-vertical-align="middle" draw:auto-grow-height="false" fo:min-height="1.698cm" fo:min-width="2.966cm"/>
      <style:paragraph-properties style:writing-mode="lr-tb"/>
    </style:style>
    <style:style style:name="gr5" style:family="graphic" style:parent-style-name="standard">
      <style:graphic-properties svg:stroke-color="#224b12" draw:textarea-horizontal-align="justify" draw:textarea-vertical-align="middle" draw:auto-grow-height="false" fo:min-height="1.698cm" fo:min-width="2.966cm"/>
      <style:paragraph-properties style:writing-mode="lr-tb"/>
    </style:style>
    <style:style style:name="gr6" style:family="graphic" style:parent-style-name="standard">
      <style:graphic-properties svg:stroke-color="#224b12" draw:textarea-horizontal-align="justify" draw:textarea-vertical-align="middle" draw:auto-grow-height="false" fo:min-height="1.274cm" fo:min-width="1.972cm"/>
      <style:paragraph-properties style:writing-mode="lr-tb"/>
    </style:style>
    <style:style style:name="gr7" style:family="graphic" style:parent-style-name="standard">
      <style:graphic-properties svg:stroke-color="#8d281e" draw:textarea-horizontal-align="justify" draw:textarea-vertical-align="middle" draw:auto-grow-height="false" fo:min-height="1.868cm" fo:min-width="3.028cm"/>
      <style:paragraph-properties style:writing-mode="lr-tb"/>
    </style:style>
    <style:style style:name="gr8" style:family="graphic" style:parent-style-name="standard">
      <style:graphic-properties svg:stroke-color="#8d281e" draw:textarea-horizontal-align="justify" draw:textarea-vertical-align="middle" draw:auto-grow-height="false" fo:min-height="1.274cm" fo:min-width="2.128cm"/>
      <style:paragraph-properties style:writing-mode="lr-tb"/>
    </style:style>
    <style:style style:name="gr9" style:family="graphic" style:parent-style-name="standard">
      <style:graphic-properties svg:stroke-color="#224b12" draw:textarea-horizontal-align="justify" draw:textarea-vertical-align="middle" draw:auto-grow-height="false" fo:min-height="1.868cm" fo:min-width="3.028cm"/>
      <style:paragraph-properties style:writing-mode="lr-tb"/>
    </style:style>
    <style:style style:name="gr10" style:family="graphic" style:parent-style-name="standard">
      <style:graphic-properties svg:stroke-color="#1c1c1c" draw:textarea-horizontal-align="justify" draw:textarea-vertical-align="middle" draw:auto-grow-height="false" fo:min-height="3.161cm" fo:min-width="3.97cm"/>
      <style:paragraph-properties style:writing-mode="lr-tb"/>
    </style:style>
    <style:style style:name="gr11" style:family="graphic" style:parent-style-name="standard">
      <style:graphic-properties svg:stroke-color="#1c1c1c" draw:textarea-horizontal-align="justify" draw:textarea-vertical-align="middle" draw:auto-grow-height="false" fo:min-height="1.097cm" fo:min-width="1.118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8d281e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224b12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1c1c1c" draw:marker-end="Arrow" draw:marker-end-width="0.3cm" draw:fill="solid" draw:textarea-vertical-align="middle"/>
    </style:style>
    <style:style style:name="gr16" style:family="graphic" style:parent-style-name="objectwithoutfill">
      <style:graphic-properties svg:stroke-color="#224b12" draw:marker-end="Arrowheads_20_1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3.556cm" svg:x="2.251cm" svg:y="7.558cm">
          <text:p text:style-name="P1">Speech</text:p>
          <text:p text:style-name="P1">Datase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2" draw:id="id2" draw:layer="layout" svg:width="2.667cm" svg:height="2.032cm" svg:x="6.08cm" svg:y="5.953cm">
          <text:p text:style-name="P1">A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302cm" svg:height="1.397cm" svg:x="9.509cm" svg:y="6.271cm">
          <text:p text:style-name="P1">Tex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3.676cm" svg:height="2.158cm" svg:x="13.58cm" svg:y="5.89cm">
          <text:p text:style-name="P1">Linguistic</text:p>
          <text:p text:style-name="P1">Feature</text:p>
          <text:p text:style-name="P1">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3.676cm" svg:height="2.158cm" svg:x="13.681cm" svg:y="10.549cm">
          <text:p text:style-name="P1">Acoustic</text:p>
          <text:p text:style-name="P1">Feature</text:p>
          <text:p text:style-name="P1">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4.064cm" svg:height="1.524cm" svg:x="18.417cm" svg:y="10.866cm">
          <text:p text:style-name="P1">Acoustic</text:p>
          <text:p text:style-name="P1">Featur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" xml:id="id6" draw:id="id6" draw:layer="layout" svg:width="3.81cm" svg:height="2.286cm" svg:x="23.641cm" svg:y="5.826cm">
          <text:p text:style-name="P1">Classifi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5" draw:id="id5" draw:layer="layout" svg:width="4.318cm" svg:height="1.524cm" svg:x="18.353cm" svg:y="6.207cm">
          <text:p text:style-name="P1"><text:s/>Linguistic</text:p>
          <text:p text:style-name="P1">Featur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xml:id="id10" draw:id="id10" draw:layer="layout" svg:width="3.81cm" svg:height="2.286cm" svg:x="23.497cm" svg:y="10.485cm">
          <text:p text:style-name="P1">Classifi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xml:id="id7" draw:id="id7" draw:layer="layout" svg:width="4.826cm" svg:height="3.683cm" svg:x="29.402cm" svg:y="7.795cm">
          <text:p text:style-name="P1">Networks/Model</text:p>
          <text:p text:style-name="P1">Concaten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1" draw:id="id11" draw:layer="layout" svg:width="2.286cm" svg:height="1.905cm" svg:x="36.622cm" svg:y="5.953cm">
          <text:p text:style-name="P1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2" draw:id="id12" draw:layer="layout" svg:width="2.286cm" svg:height="1.905cm" svg:x="36.623cm" svg:y="8.68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3" draw:id="id13" draw:layer="layout" svg:width="2.286cm" svg:height="1.905cm" svg:x="36.623cm" svg:y="11.35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curve" svg:x1="3.648cm" svg:y1="7.558cm" svg:x2="6.08cm" svg:y2="6.969cm" draw:start-shape="id1" draw:start-glue-point="5" draw:end-shape="id2" draw:end-glue-point="3" svg:d="M3648 7558c0-393 810-589 2432-589" svg:viewBox="0 0 2433 590">
          <text:p/>
        </draw:connector>
        <draw:connector draw:style-name="gr13" draw:text-style-name="P2" draw:layer="layout" draw:type="curve" svg:x1="8.747cm" svg:y1="6.969cm" svg:x2="9.839cm" svg:y2="6.97cm" draw:start-shape="id2" draw:start-glue-point="1" draw:end-shape="id3" draw:end-glue-point="6" svg:d="M8747 6969c571 0 26 1 1092 1" svg:viewBox="0 0 1093 2">
          <text:p/>
        </draw:connector>
        <draw:connector draw:style-name="gr13" draw:text-style-name="P2" draw:layer="layout" draw:type="curve" svg:x1="12.475cm" svg:y1="6.97cm" svg:x2="13.58cm" svg:y2="6.969cm" draw:start-shape="id3" draw:start-glue-point="9" draw:end-shape="id4" draw:end-glue-point="3" svg:d="M12475 6970c1081 0 529-1 1105-1" svg:viewBox="0 0 1106 2">
          <text:p/>
        </draw:connector>
        <draw:connector draw:style-name="gr13" draw:text-style-name="P2" draw:layer="layout" draw:type="curve" svg:x1="17.256cm" svg:y1="6.969cm" svg:x2="18.784cm" svg:y2="6.969cm" draw:start-shape="id4" draw:start-glue-point="1" draw:end-shape="id5" draw:end-glue-point="6" svg:d="M17256 6969h1528" svg:viewBox="0 0 1529 1">
          <text:p/>
        </draw:connector>
        <draw:connector draw:style-name="gr13" draw:text-style-name="P2" draw:layer="layout" draw:type="curve" svg:x1="22.232cm" svg:y1="6.969cm" svg:x2="23.641cm" svg:y2="6.969cm" draw:start-shape="id5" draw:start-glue-point="9" draw:end-shape="id6" draw:end-glue-point="5" svg:d="M22232 6969h1409" svg:viewBox="0 0 1410 1">
          <text:p/>
        </draw:connector>
        <draw:connector draw:style-name="gr13" draw:text-style-name="P2" draw:layer="layout" draw:type="curve" svg:x1="27.451cm" svg:y1="6.969cm" svg:x2="29.402cm" svg:y2="9.636cm" draw:start-shape="id6" draw:start-glue-point="7" draw:end-shape="id7" draw:end-glue-point="5" svg:d="M27451 6969c1464 0 489 2667 1951 2667" svg:viewBox="0 0 1952 2668">
          <text:p/>
        </draw:connector>
        <draw:connector draw:style-name="gr12" draw:text-style-name="P2" draw:layer="layout" draw:type="curve" svg:x1="3.648cm" svg:y1="11.114cm" svg:x2="13.681cm" svg:y2="11.628cm" draw:start-shape="id1" draw:start-glue-point="7" draw:end-shape="id8" draw:end-glue-point="3" svg:d="M3648 11114c0 343 3344 514 10033 514" svg:viewBox="0 0 10034 515">
          <text:p/>
        </draw:connector>
        <draw:connector draw:style-name="gr14" draw:text-style-name="P2" draw:layer="layout" draw:type="curve" svg:x1="17.357cm" svg:y1="11.628cm" svg:x2="18.823cm" svg:y2="11.628cm" draw:start-shape="id8" draw:start-glue-point="1" draw:end-shape="id9" draw:end-glue-point="6" svg:d="M17357 11628h1466" svg:viewBox="0 0 1467 1">
          <text:p/>
        </draw:connector>
        <draw:connector draw:style-name="gr14" draw:text-style-name="P2" draw:layer="layout" draw:type="curve" svg:x1="22.067cm" svg:y1="11.628cm" svg:x2="23.497cm" svg:y2="11.628cm" draw:start-shape="id9" draw:start-glue-point="9" draw:end-shape="id10" draw:end-glue-point="5" svg:d="M22067 11628h1430" svg:viewBox="0 0 1431 1">
          <text:p/>
        </draw:connector>
        <draw:connector draw:style-name="gr15" draw:text-style-name="P2" draw:layer="layout" draw:type="curve" svg:x1="34.228cm" svg:y1="9.636cm" svg:x2="36.622cm" svg:y2="6.906cm" draw:start-shape="id7" draw:start-glue-point="7" draw:end-shape="id11" draw:end-glue-point="6" svg:d="M34228 9636c1797 0 600-2730 2394-2730" svg:viewBox="0 0 2395 2731">
          <text:p/>
        </draw:connector>
        <draw:connector draw:style-name="gr15" draw:text-style-name="P2" draw:layer="layout" draw:type="curve" svg:x1="34.228cm" svg:y1="9.636cm" svg:x2="36.623cm" svg:y2="9.637cm" draw:start-shape="id7" draw:start-glue-point="7" draw:end-shape="id12" draw:end-glue-point="6" svg:d="M34228 9636c1797 0 600 1 2395 1" svg:viewBox="0 0 2396 2">
          <text:p/>
        </draw:connector>
        <draw:connector draw:style-name="gr15" draw:text-style-name="P2" draw:layer="layout" draw:type="curve" svg:x1="34.228cm" svg:y1="9.636cm" svg:x2="36.623cm" svg:y2="12.306cm" draw:start-shape="id7" draw:start-glue-point="7" draw:end-shape="id13" draw:end-glue-point="6" svg:d="M34228 9636c1797 0 600 2670 2395 2670" svg:viewBox="0 0 2396 2671">
          <text:p/>
        </draw:connector>
        <draw:connector draw:style-name="gr16" draw:text-style-name="P2" draw:layer="layout" draw:type="curve" svg:x1="27.307cm" svg:y1="11.628cm" svg:x2="29.402cm" svg:y2="9.636cm" draw:start-shape="id10" draw:start-glue-point="7" draw:end-shape="id7" draw:end-glue-point="5" svg:d="M27307 11628c1572 0 525-1992 2095-1992" svg:viewBox="0 0 2096 199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creation-date>2020-10-02T10:41:07.627290094</meta:creation-date>
    <dc:title>BW</dc:title>
    <meta:editing-duration>PT15M57S</meta:editing-duration>
    <meta:editing-cycles>6</meta:editing-cycles>
    <meta:generator>LibreOffice/7.0.3.1$Linux_X86_64 LibreOffice_project/d7547858d014d4cf69878db179d326fc3483e082</meta:generator>
    <meta:initial-creator>Bagus Tris Atmaja</meta:initial-creator>
    <dc:date>2020-11-26T14:16:18.233708466</dc:date>
    <dc:creator>Bagus Tris Atmaja</dc:creator>
    <meta:document-statistic meta:object-count="26"/>
    <meta:template xlink:type="simple" xlink:actuate="onRequest" xlink:title="BW" xlink:href="../../Templates/BW.otg" meta:date="2020-10-02T10:41:07.252202136"/>
  </office:meta>
</office:document-meta>
</file>